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5.8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24.01pt" fo:break-before="auto" style:use-optimal-row-height="false"/>
    </style:style>
    <style:style style:name="ro9" style:family="table-row">
      <style:table-row-properties style:row-height="23.84pt" fo:break-before="auto" style:use-optimal-row-height="true"/>
    </style:style>
    <style:style style:name="ro10"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000000"/>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0" calcext:value-type="float">
            <text:p>30</text:p>
          </table:table-cell>
          <table:table-cell table:style-name="ce12" table:formula="of:=COUNTIF([.F$24:.F$105];&quot;Finished in Sprint 3&quot;)" office:value-type="float" office:value="2" calcext:value-type="float">
            <text:p>2</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27" calcext:value-type="float">
            <text:p>27</text:p>
          </table:table-cell>
          <table:table-cell table:style-name="ce12" table:formula="of:=COUNTIF([.F$24:.F$105];&quot;Finished in Sprint 4&quot;)" office:value-type="float" office:value="3" calcext:value-type="float">
            <text:p>3</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25" calcext:value-type="float">
            <text:p>25</text:p>
          </table:table-cell>
          <table:table-cell table:style-name="ce12" table:formula="of:=COUNTIF([.F$24:.F$105];&quot;Finished in Sprint 5&quot;)" office:value-type="float" office:value="2" calcext:value-type="float">
            <text:p>2</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25" calcext:value-type="float">
            <text:p>25</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3</text:p>
          </table:table-cell>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7">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3</text:p>
          </table:table-cell>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In Work</text:p>
          </table:table-cell>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7">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office:value-type="float" office:value="3" calcext:value-type="float">
            <text:p>3</text:p>
          </table:table-cell>
          <table:table-cell table:style-name="ce16" table:content-validation-name="val8" office:value-type="string" calcext:value-type="string">
            <text:p>Finished in Sprint 4</text:p>
          </table:table-cell>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7">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8">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office:value-type="float" office:value="4" calcext:value-type="float">
            <text:p>4</text:p>
          </table:table-cell>
          <table:table-cell table:style-name="ce16" table:content-validation-name="val8" office:value-type="string" calcext:value-type="string">
            <text:p>In Work</text:p>
          </table:table-cell>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9">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9">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Finished in Sprint 5</text:p>
          </table:table-cell>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6">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In Work</text:p>
          </table:table-cell>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5">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office:value-type="float" office:value="5" calcext:value-type="float">
            <text:p>5</text:p>
          </table:table-cell>
          <table:table-cell table:style-name="ce16" table:content-validation-name="val8" office:value-type="string" calcext:value-type="string">
            <text:p>In Work</text:p>
          </table:table-cell>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9">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6">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7">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7">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7">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7">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7">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7">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7">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7" calcext:value-type="float">
            <text:p>7</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7" calcext:value-type="float">
            <text:p>7</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7" calcext:value-type="float">
            <text:p>7</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7" calcext:value-type="float">
            <text:p>7</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7" calcext:value-type="float">
            <text:p>7</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7" calcext:value-type="float">
            <text:p>7</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7" calcext:value-type="float">
            <text:p>7</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2" calcext:value-type="float">
            <text:p>2</text:p>
          </table:table-cell>
          <table:table-cell table:style-name="ce31" table:formula="of:=COUNTIF([.E$17:.E$995]; &quot;Completed Day 7&quot;)" office:value-type="float" office:value="5" calcext:value-type="float">
            <text:p>5</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S</text:p>
          </table:table-cell>
          <table:table-cell table:content-validation-name="val13"/>
          <table:table-cell table:style-name="ce41"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text:p>
          </table:table-cell>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Show the components of a serving (container, scoops, and toppings) for verification</text:p>
          </table:table-cell>
          <table:table-cell table:content-validation-name="val15" office:value-type="string" calcext:value-type="string">
            <text:p>Completed Day 7</text:p>
          </table:table-cell>
          <table:table-cell table:style-name="ce7" office:value-type="string" calcext:value-type="string">
            <text:p>PS</text:p>
          </table:table-cell>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Create a new server</text:p>
          </table:table-cell>
          <table:table-cell table:content-validation-name="val15" office:value-type="string" calcext:value-type="string">
            <text:p>In Work</text:p>
          </table:table-cell>
          <table:table-cell table:style-name="ce7" office:value-type="string" calcext:value-type="string">
            <text:p>CTM</text:p>
          </table:table-cell>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Create a new beloved customer</text:p>
          </table:table-cell>
          <table:table-cell table:content-validation-name="val15" office:value-type="string" calcext:value-type="string">
            <text:p>In Work</text:p>
          </table:table-cell>
          <table:table-cell table:style-name="ce7" office:value-type="string" calcext:value-type="string">
            <text:p>CB</text:p>
          </table:table-cell>
          <table:table-cell table:number-columns-repeated="1016"/>
        </table:table-row>
        <table:table-row table:style-name="ro10">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text:p>
          </table:table-cell>
          <table:table-cell table:number-columns-repeated="1016"/>
        </table:table-row>
        <table:table-row table:style-name="ro10">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office:value-type="string" calcext:value-type="string">
            <text:p>Completed Day 7</text:p>
          </table:table-cell>
          <table:table-cell table:style-name="ce7" office:value-type="string" calcext:value-type="string">
            <text:p>CSB</text:p>
          </table:table-cell>
          <table:table-cell table:number-columns-repeated="1016"/>
        </table:table-row>
        <table:table-row table:style-name="ro10">
          <table:table-cell table:content-validation-name="val11" office:value-type="float" office:value="7" calcext:value-type="float">
            <text:p>7</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an order of many servings of ice cream</text:p>
          </table:table-cell>
          <table:table-cell table:content-validation-name="val15" office:value-type="string" calcext:value-type="string">
            <text:p>Completed Day 7</text:p>
          </table:table-cell>
          <table:table-cell table:style-name="ce7" office:value-type="string" calcext:value-type="string">
            <text:p>COB</text:p>
          </table:table-cell>
          <table:table-cell table:number-columns-repeated="1016"/>
        </table:table-row>
        <table:table-row table:style-name="ro10">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10">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CE</text:p>
          </table:table-cell>
          <table:table-cell table:content-validation-name="val13"/>
          <table:table-cell table:style-name="ce44" office:value-type="string" calcext:value-type="string">
            <text:p>Create an emporium that stocks items and maintains a cash regist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Manage the state of each order (unfilled -&gt; filled -&gt; paid, or unfilled -&gt; canceled)</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SAVD</text:p>
          </table:table-cell>
          <table:table-cell table:content-validation-name="val13"/>
          <table:table-cell table:content-validation-name="val14" office:value-type="string" calcext:value-type="string">
            <text:p>Save all data to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Load data from a default file</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2" calcext:value-type="float">
            <text:p>2</text:p>
          </table:table-cell>
          <table:table-cell table:style-name="ce31" table:formula="of:=COUNTIF([.E$17:.E$995]; &quot;Completed Day 3&quot;)" office:value-type="float" office:value="2" calcext:value-type="float">
            <text:p>2</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2" calcext:value-type="float">
            <text:p>2</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2" calcext:value-type="float">
            <text:p>2</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2" calcext:value-type="float">
            <text:p>2</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2" calcext:value-type="float">
            <text:p>2</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10">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45"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10">
          <table:table-cell table:content-validation-name="val11" office:value-type="float" office:value="1" calcext:value-type="float">
            <text:p>1</text:p>
          </table:table-cell>
          <table:table-cell table:content-validation-name="val12" office:value-type="string" calcext:value-type="string">
            <text:p>POS</text:p>
          </table:table-cell>
          <table:table-cell table:content-validation-name="val13"/>
          <table:table-cell table:style-name="ce41" office:value-type="string" calcext:value-type="string">
            <text:p>Show the servings in an order for the servers (what to prepare)</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2" calcext:value-type="float">
            <text:p>2</text:p>
          </table:table-cell>
          <table:table-cell table:content-validation-name="val12" office:value-type="string" calcext:value-type="string">
            <text:p>POC</text:p>
          </table:table-cell>
          <table:table-cell table:content-validation-name="val13"/>
          <table:table-cell table:content-validation-name="val14" office:value-type="string" calcext:value-type="string">
            <text:p>Show the servings in an order for the customer (what was ordered / how much it costs)</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10">
          <table:table-cell table:content-validation-name="val11" office:value-type="float" office:value="3" calcext:value-type="float">
            <text:p>3</text:p>
          </table:table-cell>
          <table:table-cell table:content-validation-name="val12" office:value-type="string" calcext:value-type="string">
            <text:p>PIX</text:p>
          </table:table-cell>
          <table:table-cell table:content-validation-name="val13"/>
          <table:table-cell table:content-validation-name="val14" office:value-type="string" calcext:value-type="string">
            <text:p>Add and display pictures for each item (container, ice cream flavor, and topping)</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10">
          <table:table-cell table:content-validation-name="val11" office:value-type="float" office:value="4" calcext:value-type="float">
            <text:p>4</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Create a new manage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0:47:22.996378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5-01T10:51:49.870167975</dc:date>
    <meta:editing-duration>P3DT18H3M13S</meta:editing-duration>
    <meta:editing-cycles>138</meta:editing-cycles>
    <meta:generator>LibreOffice/5.1.6.2$Linux_X86_64 LibreOffice_project/10m0$Build-2</meta:generator>
    <meta:document-statistic meta:table-count="6" meta:cell-count="1045"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27">
                <text:p>27</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3 Backlog'.B7:'Sprint 03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